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rors" table:style-name="ta1">
        <table:shapes>
          <draw:frame draw:z-index="0" draw:style-name="gr1" draw:text-style-name="P1" svg:width="26.823cm" svg:height="12.776cm" svg:x="12.807cm" svg:y="0.611cm">
            <draw:object draw:notify-on-update-of-ranges="errors.A1:errors.A1 errors.A2:errors.A36 errors.C1:errors.C1 errors.C2:errors.C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795cm" svg:height="15.114cm" svg:x="12.834cm" svg:y="13.652cm">
            <draw:object draw:notify-on-update-of-ranges="errors.A1:errors.A1 errors.A4:errors.A36 errors.B1:errors.B1 errors.B4:errors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823cm" svg:height="12.776cm" svg:x="39.795cm" svg:y="0.452cm">
            <draw:object draw:notify-on-update-of-ranges="errors.A3:errors.A3 errors.A4:errors.A36 errors.C3:errors.C3 errors.C4:errors.C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garitmic</text:p>
          </table:table-cell>
          <table:table-cell office:value-type="float" office:value="2.40544884335542" calcext:value-type="float">
            <text:p>2,40544884335542</text:p>
          </table:table-cell>
          <table:table-cell office:value-type="float" office:value="0.0000888150569280846" calcext:value-type="float">
            <text:p>8,88150569280846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float" office:value="1.20278055428253" calcext:value-type="float">
            <text:p>1,20278055428253</text:p>
          </table:table-cell>
          <table:table-cell office:value-type="float" office:value="0.000088814969349723" calcext:value-type="float">
            <text:p>8,8814969349723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2)</text:p>
          </table:table-cell>
          <table:table-cell office:value-type="float" office:value="2.24380742735821" calcext:value-type="float">
            <text:p>2,24380742735821</text:p>
          </table:table-cell>
          <table:table-cell office:value-type="float" office:value="0.0000267020577999795" calcext:value-type="float">
            <text:p>2,67020577999795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2.25)</text:p>
          </table:table-cell>
          <table:table-cell office:value-type="float" office:value="2.56059403139803" calcext:value-type="float">
            <text:p>2,56059403139803</text:p>
          </table:table-cell>
          <table:table-cell office:value-type="float" office:value="0.00000442121902048472" calcext:value-type="float">
            <text:p>4,42121902048472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2.5)</text:p>
          </table:table-cell>
          <table:table-cell office:value-type="float" office:value="2.87319559579891" calcext:value-type="float">
            <text:p>2,87319559579891</text:p>
          </table:table-cell>
          <table:table-cell office:value-type="float" office:value="0.00000790780000790975" calcext:value-type="float">
            <text:p>7,90780000790975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2.75)</text:p>
          </table:table-cell>
          <table:table-cell office:value-type="float" office:value="3.18599944674935" calcext:value-type="float">
            <text:p>3,18599944674935</text:p>
          </table:table-cell>
          <table:table-cell office:value-type="float" office:value="0.0000179776775310868" calcext:value-type="float">
            <text:p>1,79776775310868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3)</text:p>
          </table:table-cell>
          <table:table-cell office:value-type="float" office:value="3.49500064605151" calcext:value-type="float">
            <text:p>3,49500064605151</text:p>
          </table:table-cell>
          <table:table-cell office:value-type="float" office:value="0.0000282216965361133" calcext:value-type="float">
            <text:p>2,82216965361133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3.25)</text:p>
          </table:table-cell>
          <table:table-cell office:value-type="float" office:value="3.80499965131377" calcext:value-type="float">
            <text:p>3,80499965131377</text:p>
          </table:table-cell>
          <table:table-cell office:value-type="float" office:value="0.0000367837857259465" calcext:value-type="float">
            <text:p>3,67837857259465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3.5)</text:p>
          </table:table-cell>
          <table:table-cell office:value-type="float" office:value="4.11200018737483" calcext:value-type="float">
            <text:p>4,11200018737483</text:p>
          </table:table-cell>
          <table:table-cell office:value-type="float" office:value="0.000043380152774057" calcext:value-type="float">
            <text:p>4,3380152774057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3.75)</text:p>
          </table:table-cell>
          <table:table-cell office:value-type="float" office:value="4.41900010827183" calcext:value-type="float">
            <text:p>4,41900010827183</text:p>
          </table:table-cell>
          <table:table-cell office:value-type="float" office:value="0.0000482178921334014" calcext:value-type="float">
            <text:p>4,82178921334014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4)</text:p>
          </table:table-cell>
          <table:table-cell office:value-type="float" office:value="4.72500016206048" calcext:value-type="float">
            <text:p>4,72500016206048</text:p>
          </table:table-cell>
          <table:table-cell office:value-type="float" office:value="0.0000516203761779074" calcext:value-type="float">
            <text:p>5,16203761779074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4.25)</text:p>
          </table:table-cell>
          <table:table-cell office:value-type="float" office:value="5.0309999916998" calcext:value-type="float">
            <text:p>5,0309999916998</text:p>
          </table:table-cell>
          <table:table-cell office:value-type="float" office:value="0.0000538974988129513" calcext:value-type="float">
            <text:p>5,38974988129513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4.5)</text:p>
          </table:table-cell>
          <table:table-cell office:value-type="float" office:value="5.33600000865477" calcext:value-type="float">
            <text:p>5,33600000865477</text:p>
          </table:table-cell>
          <table:table-cell office:value-type="float" office:value="0.0000553118101200334" calcext:value-type="float">
            <text:p>5,53118101200334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4.75)</text:p>
          </table:table-cell>
          <table:table-cell office:value-type="float" office:value="5.64000015544806" calcext:value-type="float">
            <text:p>5,64000015544806</text:p>
          </table:table-cell>
          <table:table-cell office:value-type="float" office:value="0.0000560721475234954" calcext:value-type="float">
            <text:p>5,60721475234954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5)</text:p>
          </table:table-cell>
          <table:table-cell office:value-type="float" office:value="5.94499997635108" calcext:value-type="float">
            <text:p>5,94499997635108</text:p>
          </table:table-cell>
          <table:table-cell office:value-type="float" office:value="0.0000563392182879749" calcext:value-type="float">
            <text:p>5,63392182879749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5.25)</text:p>
          </table:table-cell>
          <table:table-cell office:value-type="float" office:value="6.24899996399836" calcext:value-type="float">
            <text:p>6,24899996399836</text:p>
          </table:table-cell>
          <table:table-cell office:value-type="float" office:value="0.0000562390635720422" calcext:value-type="float">
            <text:p>5,62390635720422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5.5)</text:p>
          </table:table-cell>
          <table:table-cell office:value-type="float" office:value="6.55200006630399" calcext:value-type="float">
            <text:p>6,55200006630399</text:p>
          </table:table-cell>
          <table:table-cell office:value-type="float" office:value="0.000055866337754531" calcext:value-type="float">
            <text:p>5,5866337754531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5.75)</text:p>
          </table:table-cell>
          <table:table-cell office:value-type="float" office:value="6.85599997398115" calcext:value-type="float">
            <text:p>6,85599997398115</text:p>
          </table:table-cell>
          <table:table-cell office:value-type="float" office:value="0.0000552931680688869" calcext:value-type="float">
            <text:p>5,52931680688869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6)</text:p>
          </table:table-cell>
          <table:table-cell office:value-type="float" office:value="7.15899999659872" calcext:value-type="float">
            <text:p>7,15899999659872</text:p>
          </table:table-cell>
          <table:table-cell office:value-type="float" office:value="0.0000545750174702087" calcext:value-type="float">
            <text:p>5,45750174702087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6.25)</text:p>
          </table:table-cell>
          <table:table-cell office:value-type="float" office:value="7.46199999384279" calcext:value-type="float">
            <text:p>7,46199999384279</text:p>
          </table:table-cell>
          <table:table-cell office:value-type="float" office:value="0.0000537538185239983" calcext:value-type="float">
            <text:p>5,37538185239983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6.5)</text:p>
          </table:table-cell>
          <table:table-cell office:value-type="float" office:value="7.76599988147431" calcext:value-type="float">
            <text:p>7,76599988147431</text:p>
          </table:table-cell>
          <table:table-cell office:value-type="float" office:value="0.0000528622841809536" calcext:value-type="float">
            <text:p>5,28622841809536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6.75)</text:p>
          </table:table-cell>
          <table:table-cell office:value-type="float" office:value="8.06799994846404" calcext:value-type="float">
            <text:p>8,06799994846404</text:p>
          </table:table-cell>
          <table:table-cell office:value-type="float" office:value="0.000051922713405424" calcext:value-type="float">
            <text:p>5,1922713405424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7)</text:p>
          </table:table-cell>
          <table:table-cell office:value-type="float" office:value="8.37099991679108" calcext:value-type="float">
            <text:p>8,37099991679108</text:p>
          </table:table-cell>
          <table:table-cell office:value-type="float" office:value="0.000050955882804024" calcext:value-type="float">
            <text:p>5,0955882804024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7.25)</text:p>
          </table:table-cell>
          <table:table-cell office:value-type="float" office:value="8.67299995132924" calcext:value-type="float">
            <text:p>8,67299995132924</text:p>
          </table:table-cell>
          <table:table-cell office:value-type="float" office:value="0.0000499744167030015" calcext:value-type="float">
            <text:p>4,99744167030015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7.5)</text:p>
          </table:table-cell>
          <table:table-cell office:value-type="float" office:value="8.97899972775179" calcext:value-type="float">
            <text:p>8,97899972775179</text:p>
          </table:table-cell>
          <table:table-cell office:value-type="float" office:value="0.0000489957363714033" calcext:value-type="float">
            <text:p>4,89957363714033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7.75)</text:p>
          </table:table-cell>
          <table:table-cell office:value-type="float" office:value="9.27300020792398" calcext:value-type="float">
            <text:p>9,27300020792398</text:p>
          </table:table-cell>
          <table:table-cell office:value-type="float" office:value="0.0000480136926081942" calcext:value-type="float">
            <text:p>4,80136926081942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8)</text:p>
          </table:table-cell>
          <table:table-cell office:value-type="float" office:value="9.57999994022796" calcext:value-type="float">
            <text:p>9,57999994022796</text:p>
          </table:table-cell>
          <table:table-cell office:value-type="float" office:value="0.0000470409778100946" calcext:value-type="float">
            <text:p>4,70409778100946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8.25)</text:p>
          </table:table-cell>
          <table:table-cell office:value-type="float" office:value="9.88199994553227" calcext:value-type="float">
            <text:p>9,88199994553227</text:p>
          </table:table-cell>
          <table:table-cell office:value-type="float" office:value="0.0000460868948776542" calcext:value-type="float">
            <text:p>4,60868948776542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8.5)</text:p>
          </table:table-cell>
          <table:table-cell office:value-type="float" office:value="10.1839999470316" calcext:value-type="float">
            <text:p>10,1839999470316</text:p>
          </table:table-cell>
          <table:table-cell office:value-type="float" office:value="0.0000451512218296172" calcext:value-type="float">
            <text:p>4,51512218296172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8.75)</text:p>
          </table:table-cell>
          <table:table-cell office:value-type="float" office:value="10.4859999458553" calcext:value-type="float">
            <text:p>10,4859999458553</text:p>
          </table:table-cell>
          <table:table-cell office:value-type="float" office:value="0.0000442362423064209" calcext:value-type="float">
            <text:p>4,42362423064209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9)</text:p>
          </table:table-cell>
          <table:table-cell office:value-type="float" office:value="10.7869999783783" calcext:value-type="float">
            <text:p>10,7869999783783</text:p>
          </table:table-cell>
          <table:table-cell office:value-type="float" office:value="0.000043343123608669" calcext:value-type="float">
            <text:p>4,3343123608669E-05</text:p>
          </table:table-cell>
          <table:table-cell table:number-columns-repeated="13"/>
          <table:table-cell office:value-type="string" calcext:value-type="string">
            <text:p>m = 0,30401a+1,97951</text:p>
          </table:table-cell>
        </table:table-row>
        <table:table-row table:style-name="ro1">
          <table:table-cell office:value-type="string" calcext:value-type="string">
            <text:p>algebraic (a=9.25)</text:p>
          </table:table-cell>
          <table:table-cell office:value-type="float" office:value="11.0889999713484" calcext:value-type="float">
            <text:p>11,0889999713484</text:p>
          </table:table-cell>
          <table:table-cell office:value-type="float" office:value="0.000042473597681547" calcext:value-type="float">
            <text:p>4,2473597681547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9.5)</text:p>
          </table:table-cell>
          <table:table-cell office:value-type="float" office:value="11.3909999638517" calcext:value-type="float">
            <text:p>11,3909999638517</text:p>
          </table:table-cell>
          <table:table-cell office:value-type="float" office:value="0.0000416278874283607" calcext:value-type="float">
            <text:p>4,16278874283607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9.75)</text:p>
          </table:table-cell>
          <table:table-cell office:value-type="float" office:value="11.6919999841521" calcext:value-type="float">
            <text:p>11,6919999841521</text:p>
          </table:table-cell>
          <table:table-cell office:value-type="float" office:value="0.0000408059299125194" calcext:value-type="float">
            <text:p>4,08059299125194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ebraic (a=10)</text:p>
          </table:table-cell>
          <table:table-cell office:value-type="float" office:value="11.9939999744988" calcext:value-type="float">
            <text:p>11,9939999744988</text:p>
          </table:table-cell>
          <table:table-cell office:value-type="float" office:value="0.0000400082134323123" calcext:value-type="float">
            <text:p>4,00082134323123E-0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5T17:44:55.936000000</dc:date>
    <meta:editing-duration>PT37M35S</meta:editing-duration>
    <meta:editing-cycles>4</meta:editing-cycles>
    <meta:generator>LibreOffice/6.3.4.2$Windows_X86_64 LibreOffice_project/60da17e045e08f1793c57c00ba83cdfce946d0aa</meta:generator>
    <meta:document-statistic meta:table-count="1" meta:cell-count="109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24cm" svg:height="12.777cm" xlink:href=".." xlink:type="simple" chart:class="chart:bar" chart:style-name="ch1">
        <chart:title svg:x="10.908cm" svg:y="0.391cm" chart:style-name="ch2">
          <text:p>Average Quadratic Error</text:p>
        </chart:title>
        <chart:plot-area chart:style-name="ch3" table:cell-range-address="errors.A1:errors.A36 errors.C1:errors.C36" chart:data-source-has-labels="both" svg:x="1.547cm" svg:y="1.425cm" svg:width="24.741cm" svg:height="10.116cm">
          <chartooo:coordinate-region svg:x="2.698cm" svg:y="1.425cm" svg:width="23.59cm" svg:height="7.441cm"/>
          <chart:axis chart:dimension="x" chart:name="primary-x" chart:style-name="ch4" chartooo:axis-type="auto">
            <chartooo:date-scale/>
            <chart:title svg:x="13.172cm" svg:y="11.796cm" chart:style-name="ch5">
              <text:p>Algorithm</text:p>
            </chart:title>
            <chart:categories table:cell-range-address="errors.A2:errors.A36"/>
          </chart:axis>
          <chart:axis chart:dimension="y" chart:name="primary-y" chart:style-name="ch6">
            <chart:title svg:x="0.451cm" svg:y="6.897cm" chart:style-name="ch7">
              <text:p>Error</text:p>
            </chart:title>
            <chart:grid chart:style-name="ch8" chart:class="major"/>
          </chart:axis>
          <chart:series chart:style-name="ch9" chart:values-cell-range-address="errors.C2:errors.C36" chart:label-cell-address="errors.C1:errors.C1" chart:class="chart:ba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errors.C1:error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aritmic</text:p>
                <draw:g>
                  <svg:desc>errors.A2:errors.A36</svg:desc>
                </draw:g>
              </table:table-cell>
              <table:table-cell office:value-type="float" office:value="0.0000888150569280846">
                <text:p>0.0000888150569280846</text:p>
                <draw:g>
                  <svg:desc>errors.C2:errors.C36</svg:desc>
                </draw:g>
              </table:table-cell>
            </table:table-row>
            <table:table-row>
              <table:table-cell office:value-type="string">
                <text:p>hyperbolic</text:p>
              </table:table-cell>
              <table:table-cell office:value-type="float" office:value="0.000088814969349723">
                <text:p>0.000088814969349723</text:p>
              </table:table-cell>
            </table:table-row>
            <table:table-row>
              <table:table-cell office:value-type="string">
                <text:p>algebraic (a=2)</text:p>
              </table:table-cell>
              <table:table-cell office:value-type="float" office:value="0.0000267020577999795">
                <text:p>0.0000267020577999795</text:p>
              </table:table-cell>
            </table:table-row>
            <table:table-row>
              <table:table-cell office:value-type="string">
                <text:p>algebraic (a=2.25)</text:p>
              </table:table-cell>
              <table:table-cell office:value-type="float" office:value="0.00000442121902048472">
                <text:p>0.00000442121902048472</text:p>
              </table:table-cell>
            </table:table-row>
            <table:table-row>
              <table:table-cell office:value-type="string">
                <text:p>algebraic (a=2.5)</text:p>
              </table:table-cell>
              <table:table-cell office:value-type="float" office:value="0.00000790780000790975">
                <text:p>0.00000790780000790975</text:p>
              </table:table-cell>
            </table:table-row>
            <table:table-row>
              <table:table-cell office:value-type="string">
                <text:p>algebraic (a=2.75)</text:p>
              </table:table-cell>
              <table:table-cell office:value-type="float" office:value="0.0000179776775310868">
                <text:p>0.0000179776775310868</text:p>
              </table:table-cell>
            </table:table-row>
            <table:table-row>
              <table:table-cell office:value-type="string">
                <text:p>algebraic (a=3)</text:p>
              </table:table-cell>
              <table:table-cell office:value-type="float" office:value="0.0000282216965361133">
                <text:p>0.0000282216965361133</text:p>
              </table:table-cell>
            </table:table-row>
            <table:table-row>
              <table:table-cell office:value-type="string">
                <text:p>algebraic (a=3.25)</text:p>
              </table:table-cell>
              <table:table-cell office:value-type="float" office:value="0.0000367837857259465">
                <text:p>0.0000367837857259465</text:p>
              </table:table-cell>
            </table:table-row>
            <table:table-row>
              <table:table-cell office:value-type="string">
                <text:p>algebraic (a=3.5)</text:p>
              </table:table-cell>
              <table:table-cell office:value-type="float" office:value="0.000043380152774057">
                <text:p>0.000043380152774057</text:p>
              </table:table-cell>
            </table:table-row>
            <table:table-row>
              <table:table-cell office:value-type="string">
                <text:p>algebraic (a=3.75)</text:p>
              </table:table-cell>
              <table:table-cell office:value-type="float" office:value="0.0000482178921334014">
                <text:p>0.0000482178921334014</text:p>
              </table:table-cell>
            </table:table-row>
            <table:table-row>
              <table:table-cell office:value-type="string">
                <text:p>algebraic (a=4)</text:p>
              </table:table-cell>
              <table:table-cell office:value-type="float" office:value="0.0000516203761779074">
                <text:p>0.0000516203761779074</text:p>
              </table:table-cell>
            </table:table-row>
            <table:table-row>
              <table:table-cell office:value-type="string">
                <text:p>algebraic (a=4.25)</text:p>
              </table:table-cell>
              <table:table-cell office:value-type="float" office:value="0.0000538974988129513">
                <text:p>0.0000538974988129513</text:p>
              </table:table-cell>
            </table:table-row>
            <table:table-row>
              <table:table-cell office:value-type="string">
                <text:p>algebraic (a=4.5)</text:p>
              </table:table-cell>
              <table:table-cell office:value-type="float" office:value="0.0000553118101200334">
                <text:p>0.0000553118101200334</text:p>
              </table:table-cell>
            </table:table-row>
            <table:table-row>
              <table:table-cell office:value-type="string">
                <text:p>algebraic (a=4.75)</text:p>
              </table:table-cell>
              <table:table-cell office:value-type="float" office:value="0.0000560721475234954">
                <text:p>0.0000560721475234954</text:p>
              </table:table-cell>
            </table:table-row>
            <table:table-row>
              <table:table-cell office:value-type="string">
                <text:p>algebraic (a=5)</text:p>
              </table:table-cell>
              <table:table-cell office:value-type="float" office:value="0.0000563392182879749">
                <text:p>0.0000563392182879749</text:p>
              </table:table-cell>
            </table:table-row>
            <table:table-row>
              <table:table-cell office:value-type="string">
                <text:p>algebraic (a=5.25)</text:p>
              </table:table-cell>
              <table:table-cell office:value-type="float" office:value="0.0000562390635720422">
                <text:p>0.0000562390635720422</text:p>
              </table:table-cell>
            </table:table-row>
            <table:table-row>
              <table:table-cell office:value-type="string">
                <text:p>algebraic (a=5.5)</text:p>
              </table:table-cell>
              <table:table-cell office:value-type="float" office:value="0.000055866337754531">
                <text:p>0.000055866337754531</text:p>
              </table:table-cell>
            </table:table-row>
            <table:table-row>
              <table:table-cell office:value-type="string">
                <text:p>algebraic (a=5.75)</text:p>
              </table:table-cell>
              <table:table-cell office:value-type="float" office:value="0.0000552931680688869">
                <text:p>0.0000552931680688869</text:p>
              </table:table-cell>
            </table:table-row>
            <table:table-row>
              <table:table-cell office:value-type="string">
                <text:p>algebraic (a=6)</text:p>
              </table:table-cell>
              <table:table-cell office:value-type="float" office:value="0.0000545750174702087">
                <text:p>0.0000545750174702087</text:p>
              </table:table-cell>
            </table:table-row>
            <table:table-row>
              <table:table-cell office:value-type="string">
                <text:p>algebraic (a=6.25)</text:p>
              </table:table-cell>
              <table:table-cell office:value-type="float" office:value="0.0000537538185239983">
                <text:p>0.0000537538185239983</text:p>
              </table:table-cell>
            </table:table-row>
            <table:table-row>
              <table:table-cell office:value-type="string">
                <text:p>algebraic (a=6.5)</text:p>
              </table:table-cell>
              <table:table-cell office:value-type="float" office:value="0.0000528622841809536">
                <text:p>0.0000528622841809536</text:p>
              </table:table-cell>
            </table:table-row>
            <table:table-row>
              <table:table-cell office:value-type="string">
                <text:p>algebraic (a=6.75)</text:p>
              </table:table-cell>
              <table:table-cell office:value-type="float" office:value="0.000051922713405424">
                <text:p>0.000051922713405424</text:p>
              </table:table-cell>
            </table:table-row>
            <table:table-row>
              <table:table-cell office:value-type="string">
                <text:p>algebraic (a=7)</text:p>
              </table:table-cell>
              <table:table-cell office:value-type="float" office:value="0.000050955882804024">
                <text:p>0.000050955882804024</text:p>
              </table:table-cell>
            </table:table-row>
            <table:table-row>
              <table:table-cell office:value-type="string">
                <text:p>algebraic (a=7.25)</text:p>
              </table:table-cell>
              <table:table-cell office:value-type="float" office:value="0.0000499744167030015">
                <text:p>0.0000499744167030015</text:p>
              </table:table-cell>
            </table:table-row>
            <table:table-row>
              <table:table-cell office:value-type="string">
                <text:p>algebraic (a=7.5)</text:p>
              </table:table-cell>
              <table:table-cell office:value-type="float" office:value="0.0000489957363714033">
                <text:p>0.0000489957363714033</text:p>
              </table:table-cell>
            </table:table-row>
            <table:table-row>
              <table:table-cell office:value-type="string">
                <text:p>algebraic (a=7.75)</text:p>
              </table:table-cell>
              <table:table-cell office:value-type="float" office:value="0.0000480136926081942">
                <text:p>0.0000480136926081942</text:p>
              </table:table-cell>
            </table:table-row>
            <table:table-row>
              <table:table-cell office:value-type="string">
                <text:p>algebraic (a=8)</text:p>
              </table:table-cell>
              <table:table-cell office:value-type="float" office:value="0.0000470409778100946">
                <text:p>0.0000470409778100946</text:p>
              </table:table-cell>
            </table:table-row>
            <table:table-row>
              <table:table-cell office:value-type="string">
                <text:p>algebraic (a=8.25)</text:p>
              </table:table-cell>
              <table:table-cell office:value-type="float" office:value="0.0000460868948776542">
                <text:p>0.0000460868948776542</text:p>
              </table:table-cell>
            </table:table-row>
            <table:table-row>
              <table:table-cell office:value-type="string">
                <text:p>algebraic (a=8.5)</text:p>
              </table:table-cell>
              <table:table-cell office:value-type="float" office:value="0.0000451512218296172">
                <text:p>0.0000451512218296172</text:p>
              </table:table-cell>
            </table:table-row>
            <table:table-row>
              <table:table-cell office:value-type="string">
                <text:p>algebraic (a=8.75)</text:p>
              </table:table-cell>
              <table:table-cell office:value-type="float" office:value="0.0000442362423064209">
                <text:p>0.0000442362423064209</text:p>
              </table:table-cell>
            </table:table-row>
            <table:table-row>
              <table:table-cell office:value-type="string">
                <text:p>algebraic (a=9)</text:p>
              </table:table-cell>
              <table:table-cell office:value-type="float" office:value="0.000043343123608669">
                <text:p>0.000043343123608669</text:p>
              </table:table-cell>
            </table:table-row>
            <table:table-row>
              <table:table-cell office:value-type="string">
                <text:p>algebraic (a=9.25)</text:p>
              </table:table-cell>
              <table:table-cell office:value-type="float" office:value="0.000042473597681547">
                <text:p>0.000042473597681547</text:p>
              </table:table-cell>
            </table:table-row>
            <table:table-row>
              <table:table-cell office:value-type="string">
                <text:p>algebraic (a=9.5)</text:p>
              </table:table-cell>
              <table:table-cell office:value-type="float" office:value="0.0000416278874283607">
                <text:p>0.0000416278874283607</text:p>
              </table:table-cell>
            </table:table-row>
            <table:table-row>
              <table:table-cell office:value-type="string">
                <text:p>algebraic (a=9.75)</text:p>
              </table:table-cell>
              <table:table-cell office:value-type="float" office:value="0.0000408059299125194">
                <text:p>0.0000408059299125194</text:p>
              </table:table-cell>
            </table:table-row>
            <table:table-row>
              <table:table-cell office:value-type="string">
                <text:p>algebraic (a=10)</text:p>
              </table:table-cell>
              <table:table-cell office:value-type="float" office:value="0.0000400082134323123">
                <text:p>0.0000400082134323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96cm" svg:height="15.115cm" xlink:href=".." xlink:type="simple" chart:class="chart:bar" chart:style-name="ch1">
        <chart:title svg:x="9.161cm" svg:y="0.438cm" chart:style-name="ch2">
          <text:p>Optimal Value of Different Approximations</text:p>
        </chart:title>
        <chart:plot-area chart:style-name="ch3" table:cell-range-address="errors.A1:errors.B1 errors.A4:errors.B36" chart:data-source-has-labels="both" svg:x="1.546cm" svg:y="1.519cm" svg:width="24.715cm" svg:height="12.313cm">
          <chartooo:coordinate-region svg:x="2.938cm" svg:y="1.519cm" svg:width="23.323cm" svg:height="9.638cm"/>
          <chart:axis chart:dimension="x" chart:name="primary-x" chart:style-name="ch4" chartooo:axis-type="auto">
            <chartooo:date-scale/>
            <chart:title svg:x="13.303cm" svg:y="14.134cm" chart:style-name="ch5">
              <text:p>Method</text:p>
            </chart:title>
            <chart:categories table:cell-range-address="errors.A4:errors.A36"/>
          </chart:axis>
          <chart:axis chart:dimension="y" chart:name="primary-y" chart:style-name="ch6">
            <chart:title svg:x="0.451cm" svg:y="8.156cm" chart:style-name="ch7">
              <text:p>Value</text:p>
            </chart:title>
            <chart:grid chart:style-name="ch8" chart:class="major"/>
          </chart:axis>
          <chart:series chart:style-name="ch9" chart:values-cell-range-address="errors.B4:errors.B36" chart:label-cell-address="errors.B1:errors.B1" chart:class="chart:bar">
            <chart:regression-curve chart:style-name="ch10">
              <chart:equation chart:display-equation="true" chart:display-r-square="false" svg:x="2.879cm" svg:y="1.507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errors.B1:error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ebraic (a=2)</text:p>
                <draw:g>
                  <svg:desc>errors.A4:errors.A36</svg:desc>
                </draw:g>
              </table:table-cell>
              <table:table-cell office:value-type="float" office:value="2.24380742735821">
                <text:p>2.24380742735821</text:p>
                <draw:g>
                  <svg:desc>errors.B4:errors.B36</svg:desc>
                </draw:g>
              </table:table-cell>
            </table:table-row>
            <table:table-row>
              <table:table-cell office:value-type="string">
                <text:p>algebraic (a=2.25)</text:p>
              </table:table-cell>
              <table:table-cell office:value-type="float" office:value="2.56059403139803">
                <text:p>2.56059403139803</text:p>
              </table:table-cell>
            </table:table-row>
            <table:table-row>
              <table:table-cell office:value-type="string">
                <text:p>algebraic (a=2.5)</text:p>
              </table:table-cell>
              <table:table-cell office:value-type="float" office:value="2.87319559579891">
                <text:p>2.87319559579891</text:p>
              </table:table-cell>
            </table:table-row>
            <table:table-row>
              <table:table-cell office:value-type="string">
                <text:p>algebraic (a=2.75)</text:p>
              </table:table-cell>
              <table:table-cell office:value-type="float" office:value="3.18599944674935">
                <text:p>3.18599944674935</text:p>
              </table:table-cell>
            </table:table-row>
            <table:table-row>
              <table:table-cell office:value-type="string">
                <text:p>algebraic (a=3)</text:p>
              </table:table-cell>
              <table:table-cell office:value-type="float" office:value="3.49500064605151">
                <text:p>3.49500064605151</text:p>
              </table:table-cell>
            </table:table-row>
            <table:table-row>
              <table:table-cell office:value-type="string">
                <text:p>algebraic (a=3.25)</text:p>
              </table:table-cell>
              <table:table-cell office:value-type="float" office:value="3.80499965131377">
                <text:p>3.80499965131377</text:p>
              </table:table-cell>
            </table:table-row>
            <table:table-row>
              <table:table-cell office:value-type="string">
                <text:p>algebraic (a=3.5)</text:p>
              </table:table-cell>
              <table:table-cell office:value-type="float" office:value="4.11200018737483">
                <text:p>4.11200018737483</text:p>
              </table:table-cell>
            </table:table-row>
            <table:table-row>
              <table:table-cell office:value-type="string">
                <text:p>algebraic (a=3.75)</text:p>
              </table:table-cell>
              <table:table-cell office:value-type="float" office:value="4.41900010827183">
                <text:p>4.41900010827183</text:p>
              </table:table-cell>
            </table:table-row>
            <table:table-row>
              <table:table-cell office:value-type="string">
                <text:p>algebraic (a=4)</text:p>
              </table:table-cell>
              <table:table-cell office:value-type="float" office:value="4.72500016206048">
                <text:p>4.72500016206048</text:p>
              </table:table-cell>
            </table:table-row>
            <table:table-row>
              <table:table-cell office:value-type="string">
                <text:p>algebraic (a=4.25)</text:p>
              </table:table-cell>
              <table:table-cell office:value-type="float" office:value="5.0309999916998">
                <text:p>5.0309999916998</text:p>
              </table:table-cell>
            </table:table-row>
            <table:table-row>
              <table:table-cell office:value-type="string">
                <text:p>algebraic (a=4.5)</text:p>
              </table:table-cell>
              <table:table-cell office:value-type="float" office:value="5.33600000865477">
                <text:p>5.33600000865477</text:p>
              </table:table-cell>
            </table:table-row>
            <table:table-row>
              <table:table-cell office:value-type="string">
                <text:p>algebraic (a=4.75)</text:p>
              </table:table-cell>
              <table:table-cell office:value-type="float" office:value="5.64000015544806">
                <text:p>5.64000015544806</text:p>
              </table:table-cell>
            </table:table-row>
            <table:table-row>
              <table:table-cell office:value-type="string">
                <text:p>algebraic (a=5)</text:p>
              </table:table-cell>
              <table:table-cell office:value-type="float" office:value="5.94499997635108">
                <text:p>5.94499997635108</text:p>
              </table:table-cell>
            </table:table-row>
            <table:table-row>
              <table:table-cell office:value-type="string">
                <text:p>algebraic (a=5.25)</text:p>
              </table:table-cell>
              <table:table-cell office:value-type="float" office:value="6.24899996399836">
                <text:p>6.24899996399836</text:p>
              </table:table-cell>
            </table:table-row>
            <table:table-row>
              <table:table-cell office:value-type="string">
                <text:p>algebraic (a=5.5)</text:p>
              </table:table-cell>
              <table:table-cell office:value-type="float" office:value="6.55200006630399">
                <text:p>6.55200006630399</text:p>
              </table:table-cell>
            </table:table-row>
            <table:table-row>
              <table:table-cell office:value-type="string">
                <text:p>algebraic (a=5.75)</text:p>
              </table:table-cell>
              <table:table-cell office:value-type="float" office:value="6.85599997398115">
                <text:p>6.85599997398115</text:p>
              </table:table-cell>
            </table:table-row>
            <table:table-row>
              <table:table-cell office:value-type="string">
                <text:p>algebraic (a=6)</text:p>
              </table:table-cell>
              <table:table-cell office:value-type="float" office:value="7.15899999659872">
                <text:p>7.15899999659872</text:p>
              </table:table-cell>
            </table:table-row>
            <table:table-row>
              <table:table-cell office:value-type="string">
                <text:p>algebraic (a=6.25)</text:p>
              </table:table-cell>
              <table:table-cell office:value-type="float" office:value="7.46199999384279">
                <text:p>7.46199999384279</text:p>
              </table:table-cell>
            </table:table-row>
            <table:table-row>
              <table:table-cell office:value-type="string">
                <text:p>algebraic (a=6.5)</text:p>
              </table:table-cell>
              <table:table-cell office:value-type="float" office:value="7.76599988147431">
                <text:p>7.76599988147431</text:p>
              </table:table-cell>
            </table:table-row>
            <table:table-row>
              <table:table-cell office:value-type="string">
                <text:p>algebraic (a=6.75)</text:p>
              </table:table-cell>
              <table:table-cell office:value-type="float" office:value="8.06799994846404">
                <text:p>8.06799994846404</text:p>
              </table:table-cell>
            </table:table-row>
            <table:table-row>
              <table:table-cell office:value-type="string">
                <text:p>algebraic (a=7)</text:p>
              </table:table-cell>
              <table:table-cell office:value-type="float" office:value="8.37099991679108">
                <text:p>8.37099991679108</text:p>
              </table:table-cell>
            </table:table-row>
            <table:table-row>
              <table:table-cell office:value-type="string">
                <text:p>algebraic (a=7.25)</text:p>
              </table:table-cell>
              <table:table-cell office:value-type="float" office:value="8.67299995132924">
                <text:p>8.67299995132924</text:p>
              </table:table-cell>
            </table:table-row>
            <table:table-row>
              <table:table-cell office:value-type="string">
                <text:p>algebraic (a=7.5)</text:p>
              </table:table-cell>
              <table:table-cell office:value-type="float" office:value="8.97899972775179">
                <text:p>8.97899972775179</text:p>
              </table:table-cell>
            </table:table-row>
            <table:table-row>
              <table:table-cell office:value-type="string">
                <text:p>algebraic (a=7.75)</text:p>
              </table:table-cell>
              <table:table-cell office:value-type="float" office:value="9.27300020792398">
                <text:p>9.27300020792398</text:p>
              </table:table-cell>
            </table:table-row>
            <table:table-row>
              <table:table-cell office:value-type="string">
                <text:p>algebraic (a=8)</text:p>
              </table:table-cell>
              <table:table-cell office:value-type="float" office:value="9.57999994022796">
                <text:p>9.57999994022796</text:p>
              </table:table-cell>
            </table:table-row>
            <table:table-row>
              <table:table-cell office:value-type="string">
                <text:p>algebraic (a=8.25)</text:p>
              </table:table-cell>
              <table:table-cell office:value-type="float" office:value="9.88199994553227">
                <text:p>9.88199994553227</text:p>
              </table:table-cell>
            </table:table-row>
            <table:table-row>
              <table:table-cell office:value-type="string">
                <text:p>algebraic (a=8.5)</text:p>
              </table:table-cell>
              <table:table-cell office:value-type="float" office:value="10.1839999470316">
                <text:p>10.1839999470316</text:p>
              </table:table-cell>
            </table:table-row>
            <table:table-row>
              <table:table-cell office:value-type="string">
                <text:p>algebraic (a=8.75)</text:p>
              </table:table-cell>
              <table:table-cell office:value-type="float" office:value="10.4859999458553">
                <text:p>10.4859999458553</text:p>
              </table:table-cell>
            </table:table-row>
            <table:table-row>
              <table:table-cell office:value-type="string">
                <text:p>algebraic (a=9)</text:p>
              </table:table-cell>
              <table:table-cell office:value-type="float" office:value="10.7869999783783">
                <text:p>10.7869999783783</text:p>
              </table:table-cell>
            </table:table-row>
            <table:table-row>
              <table:table-cell office:value-type="string">
                <text:p>algebraic (a=9.25)</text:p>
              </table:table-cell>
              <table:table-cell office:value-type="float" office:value="11.0889999713484">
                <text:p>11.0889999713484</text:p>
              </table:table-cell>
            </table:table-row>
            <table:table-row>
              <table:table-cell office:value-type="string">
                <text:p>algebraic (a=9.5)</text:p>
              </table:table-cell>
              <table:table-cell office:value-type="float" office:value="11.3909999638517">
                <text:p>11.3909999638517</text:p>
              </table:table-cell>
            </table:table-row>
            <table:table-row>
              <table:table-cell office:value-type="string">
                <text:p>algebraic (a=9.75)</text:p>
              </table:table-cell>
              <table:table-cell office:value-type="float" office:value="11.6919999841521">
                <text:p>11.6919999841521</text:p>
              </table:table-cell>
            </table:table-row>
            <table:table-row>
              <table:table-cell office:value-type="string">
                <text:p>algebraic (a=10)</text:p>
              </table:table-cell>
              <table:table-cell office:value-type="float" office:value="11.9939999744988">
                <text:p>11.9939999744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24cm" svg:height="12.777cm" xlink:href=".." xlink:type="simple" chart:class="chart:bar" chart:style-name="ch1">
        <chart:title svg:x="10.908cm" svg:y="0.391cm" chart:style-name="ch2">
          <text:p>Average Quadratic Error</text:p>
        </chart:title>
        <chart:plot-area chart:style-name="ch3" table:cell-range-address="errors.A3:errors.A36 errors.C3:errors.C36" chart:data-source-has-labels="both" svg:x="1.547cm" svg:y="1.425cm" svg:width="24.741cm" svg:height="10.116cm">
          <chartooo:coordinate-region svg:x="2.941cm" svg:y="1.425cm" svg:width="23.347cm" svg:height="7.441cm"/>
          <chart:axis chart:dimension="x" chart:name="primary-x" chart:style-name="ch4" chartooo:axis-type="auto">
            <chartooo:date-scale/>
            <chart:title svg:x="13.172cm" svg:y="11.796cm" chart:style-name="ch5">
              <text:p>Algorithm</text:p>
            </chart:title>
            <chart:categories table:cell-range-address="errors.A4:errors.A36"/>
          </chart:axis>
          <chart:axis chart:dimension="y" chart:name="primary-y" chart:style-name="ch6">
            <chart:title svg:x="0.451cm" svg:y="6.897cm" chart:style-name="ch7">
              <text:p>Error</text:p>
            </chart:title>
            <chart:grid chart:style-name="ch8" chart:class="major"/>
          </chart:axis>
          <chart:series chart:style-name="ch9" chart:values-cell-range-address="errors.C4:errors.C36" chart:label-cell-address="errors.C3:errors.C3" chart:class="chart:bar">
            <chart:data-point chart:repeated="5"/>
            <chart:data-point chart:style-name="ch10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,8814969349723E-05</text:p>
                <draw:g>
                  <svg:desc>errors.C3:error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ebraic (a=2)</text:p>
                <draw:g>
                  <svg:desc>errors.A4:errors.A36</svg:desc>
                </draw:g>
              </table:table-cell>
              <table:table-cell office:value-type="float" office:value="0.0000267020577999795">
                <text:p>0.0000267020577999795</text:p>
                <draw:g>
                  <svg:desc>errors.C4:errors.C36</svg:desc>
                </draw:g>
              </table:table-cell>
            </table:table-row>
            <table:table-row>
              <table:table-cell office:value-type="string">
                <text:p>algebraic (a=2.25)</text:p>
              </table:table-cell>
              <table:table-cell office:value-type="float" office:value="0.00000442121902048472">
                <text:p>0.00000442121902048472</text:p>
              </table:table-cell>
            </table:table-row>
            <table:table-row>
              <table:table-cell office:value-type="string">
                <text:p>algebraic (a=2.5)</text:p>
              </table:table-cell>
              <table:table-cell office:value-type="float" office:value="0.00000790780000790975">
                <text:p>0.00000790780000790975</text:p>
              </table:table-cell>
            </table:table-row>
            <table:table-row>
              <table:table-cell office:value-type="string">
                <text:p>algebraic (a=2.75)</text:p>
              </table:table-cell>
              <table:table-cell office:value-type="float" office:value="0.0000179776775310868">
                <text:p>0.0000179776775310868</text:p>
              </table:table-cell>
            </table:table-row>
            <table:table-row>
              <table:table-cell office:value-type="string">
                <text:p>algebraic (a=3)</text:p>
              </table:table-cell>
              <table:table-cell office:value-type="float" office:value="0.0000282216965361133">
                <text:p>0.0000282216965361133</text:p>
              </table:table-cell>
            </table:table-row>
            <table:table-row>
              <table:table-cell office:value-type="string">
                <text:p>algebraic (a=3.25)</text:p>
              </table:table-cell>
              <table:table-cell office:value-type="float" office:value="0.0000367837857259465">
                <text:p>0.0000367837857259465</text:p>
              </table:table-cell>
            </table:table-row>
            <table:table-row>
              <table:table-cell office:value-type="string">
                <text:p>algebraic (a=3.5)</text:p>
              </table:table-cell>
              <table:table-cell office:value-type="float" office:value="0.000043380152774057">
                <text:p>0.000043380152774057</text:p>
              </table:table-cell>
            </table:table-row>
            <table:table-row>
              <table:table-cell office:value-type="string">
                <text:p>algebraic (a=3.75)</text:p>
              </table:table-cell>
              <table:table-cell office:value-type="float" office:value="0.0000482178921334014">
                <text:p>0.0000482178921334014</text:p>
              </table:table-cell>
            </table:table-row>
            <table:table-row>
              <table:table-cell office:value-type="string">
                <text:p>algebraic (a=4)</text:p>
              </table:table-cell>
              <table:table-cell office:value-type="float" office:value="0.0000516203761779074">
                <text:p>0.0000516203761779074</text:p>
              </table:table-cell>
            </table:table-row>
            <table:table-row>
              <table:table-cell office:value-type="string">
                <text:p>algebraic (a=4.25)</text:p>
              </table:table-cell>
              <table:table-cell office:value-type="float" office:value="0.0000538974988129513">
                <text:p>0.0000538974988129513</text:p>
              </table:table-cell>
            </table:table-row>
            <table:table-row>
              <table:table-cell office:value-type="string">
                <text:p>algebraic (a=4.5)</text:p>
              </table:table-cell>
              <table:table-cell office:value-type="float" office:value="0.0000553118101200334">
                <text:p>0.0000553118101200334</text:p>
              </table:table-cell>
            </table:table-row>
            <table:table-row>
              <table:table-cell office:value-type="string">
                <text:p>algebraic (a=4.75)</text:p>
              </table:table-cell>
              <table:table-cell office:value-type="float" office:value="0.0000560721475234954">
                <text:p>0.0000560721475234954</text:p>
              </table:table-cell>
            </table:table-row>
            <table:table-row>
              <table:table-cell office:value-type="string">
                <text:p>algebraic (a=5)</text:p>
              </table:table-cell>
              <table:table-cell office:value-type="float" office:value="0.0000563392182879749">
                <text:p>0.0000563392182879749</text:p>
              </table:table-cell>
            </table:table-row>
            <table:table-row>
              <table:table-cell office:value-type="string">
                <text:p>algebraic (a=5.25)</text:p>
              </table:table-cell>
              <table:table-cell office:value-type="float" office:value="0.0000562390635720422">
                <text:p>0.0000562390635720422</text:p>
              </table:table-cell>
            </table:table-row>
            <table:table-row>
              <table:table-cell office:value-type="string">
                <text:p>algebraic (a=5.5)</text:p>
              </table:table-cell>
              <table:table-cell office:value-type="float" office:value="0.000055866337754531">
                <text:p>0.000055866337754531</text:p>
              </table:table-cell>
            </table:table-row>
            <table:table-row>
              <table:table-cell office:value-type="string">
                <text:p>algebraic (a=5.75)</text:p>
              </table:table-cell>
              <table:table-cell office:value-type="float" office:value="0.0000552931680688869">
                <text:p>0.0000552931680688869</text:p>
              </table:table-cell>
            </table:table-row>
            <table:table-row>
              <table:table-cell office:value-type="string">
                <text:p>algebraic (a=6)</text:p>
              </table:table-cell>
              <table:table-cell office:value-type="float" office:value="0.0000545750174702087">
                <text:p>0.0000545750174702087</text:p>
              </table:table-cell>
            </table:table-row>
            <table:table-row>
              <table:table-cell office:value-type="string">
                <text:p>algebraic (a=6.25)</text:p>
              </table:table-cell>
              <table:table-cell office:value-type="float" office:value="0.0000537538185239983">
                <text:p>0.0000537538185239983</text:p>
              </table:table-cell>
            </table:table-row>
            <table:table-row>
              <table:table-cell office:value-type="string">
                <text:p>algebraic (a=6.5)</text:p>
              </table:table-cell>
              <table:table-cell office:value-type="float" office:value="0.0000528622841809536">
                <text:p>0.0000528622841809536</text:p>
              </table:table-cell>
            </table:table-row>
            <table:table-row>
              <table:table-cell office:value-type="string">
                <text:p>algebraic (a=6.75)</text:p>
              </table:table-cell>
              <table:table-cell office:value-type="float" office:value="0.000051922713405424">
                <text:p>0.000051922713405424</text:p>
              </table:table-cell>
            </table:table-row>
            <table:table-row>
              <table:table-cell office:value-type="string">
                <text:p>algebraic (a=7)</text:p>
              </table:table-cell>
              <table:table-cell office:value-type="float" office:value="0.000050955882804024">
                <text:p>0.000050955882804024</text:p>
              </table:table-cell>
            </table:table-row>
            <table:table-row>
              <table:table-cell office:value-type="string">
                <text:p>algebraic (a=7.25)</text:p>
              </table:table-cell>
              <table:table-cell office:value-type="float" office:value="0.0000499744167030015">
                <text:p>0.0000499744167030015</text:p>
              </table:table-cell>
            </table:table-row>
            <table:table-row>
              <table:table-cell office:value-type="string">
                <text:p>algebraic (a=7.5)</text:p>
              </table:table-cell>
              <table:table-cell office:value-type="float" office:value="0.0000489957363714033">
                <text:p>0.0000489957363714033</text:p>
              </table:table-cell>
            </table:table-row>
            <table:table-row>
              <table:table-cell office:value-type="string">
                <text:p>algebraic (a=7.75)</text:p>
              </table:table-cell>
              <table:table-cell office:value-type="float" office:value="0.0000480136926081942">
                <text:p>0.0000480136926081942</text:p>
              </table:table-cell>
            </table:table-row>
            <table:table-row>
              <table:table-cell office:value-type="string">
                <text:p>algebraic (a=8)</text:p>
              </table:table-cell>
              <table:table-cell office:value-type="float" office:value="0.0000470409778100946">
                <text:p>0.0000470409778100946</text:p>
              </table:table-cell>
            </table:table-row>
            <table:table-row>
              <table:table-cell office:value-type="string">
                <text:p>algebraic (a=8.25)</text:p>
              </table:table-cell>
              <table:table-cell office:value-type="float" office:value="0.0000460868948776542">
                <text:p>0.0000460868948776542</text:p>
              </table:table-cell>
            </table:table-row>
            <table:table-row>
              <table:table-cell office:value-type="string">
                <text:p>algebraic (a=8.5)</text:p>
              </table:table-cell>
              <table:table-cell office:value-type="float" office:value="0.0000451512218296172">
                <text:p>0.0000451512218296172</text:p>
              </table:table-cell>
            </table:table-row>
            <table:table-row>
              <table:table-cell office:value-type="string">
                <text:p>algebraic (a=8.75)</text:p>
              </table:table-cell>
              <table:table-cell office:value-type="float" office:value="0.0000442362423064209">
                <text:p>0.0000442362423064209</text:p>
              </table:table-cell>
            </table:table-row>
            <table:table-row>
              <table:table-cell office:value-type="string">
                <text:p>algebraic (a=9)</text:p>
              </table:table-cell>
              <table:table-cell office:value-type="float" office:value="0.000043343123608669">
                <text:p>0.000043343123608669</text:p>
              </table:table-cell>
            </table:table-row>
            <table:table-row>
              <table:table-cell office:value-type="string">
                <text:p>algebraic (a=9.25)</text:p>
              </table:table-cell>
              <table:table-cell office:value-type="float" office:value="0.000042473597681547">
                <text:p>0.000042473597681547</text:p>
              </table:table-cell>
            </table:table-row>
            <table:table-row>
              <table:table-cell office:value-type="string">
                <text:p>algebraic (a=9.5)</text:p>
              </table:table-cell>
              <table:table-cell office:value-type="float" office:value="0.0000416278874283607">
                <text:p>0.0000416278874283607</text:p>
              </table:table-cell>
            </table:table-row>
            <table:table-row>
              <table:table-cell office:value-type="string">
                <text:p>algebraic (a=9.75)</text:p>
              </table:table-cell>
              <table:table-cell office:value-type="float" office:value="0.0000408059299125194">
                <text:p>0.0000408059299125194</text:p>
              </table:table-cell>
            </table:table-row>
            <table:table-row>
              <table:table-cell office:value-type="string">
                <text:p>algebraic (a=10)</text:p>
              </table:table-cell>
              <table:table-cell office:value-type="float" office:value="0.0000400082134323123">
                <text:p>0.00004000821343231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